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B00000163F1C742F6568970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b4b8" officeooo:paragraph-rsid="001db4b8" style:font-weight-asian="bold" style:font-weight-complex="bold"/>
    </style:style>
    <style:style style:name="P2" style:family="paragraph" style:parent-style-name="Standard">
      <style:text-properties fo:font-size="16pt" fo:font-weight="bold" officeooo:rsid="001db4b8" officeooo:paragraph-rsid="001db4b8" style:font-weight-asian="bold" style:font-weight-complex="bold"/>
    </style:style>
    <style:style style:name="P3" style:family="paragraph" style:parent-style-name="Standard">
      <style:text-properties fo:font-size="14pt" fo:font-weight="bold" officeooo:rsid="001db4b8" officeooo:paragraph-rsid="001db4b8" style:font-weight-asian="bold" style:font-weight-complex="bold"/>
    </style:style>
    <style:style style:name="P4" style:family="paragraph" style:parent-style-name="Standard">
      <style:text-properties fo:font-size="14pt" fo:font-weight="bold" officeooo:rsid="001f3ec8" officeooo:paragraph-rsid="001f3ec8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10.38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4.</text:p>
      <text:p text:style-name="P4"><draw:frame draw:style-name="fr1" draw:name="Image1" text:anchor-type="as-char" svg:width="6.8953in" svg:height="2.8138in" draw:z-index="0"><draw:image xlink:href="Pictures/100000010000074B00000163F1C742F6568970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7:25:01.249230659</meta:creation-date>
    <dc:date>2022-11-25T17:05:16.177808854</dc:date>
    <meta:editing-duration>PT2M2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4" meta:character-count="24" meta:non-whitespace-character-count="22"/>
  </office:meta>
</office:document-meta>
</file>